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Heading_20_1" style:list-style-name="WWNum4">
      <style:paragraph-properties fo:text-align="justify" style:justify-single-word="false"/>
    </style:style>
    <style:style style:name="P30" style:family="paragraph" style:parent-style-name="Heading_20_1" style:list-style-name="WWNum4"/>
    <style:style style:name="P3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2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/text:p>
      <text:p text:style-name="P32"><text:bookmark text:name="_jg2jbypvbg4g"/><text:span text:style-name="T3">Guía de estudio UD 04. Evento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20"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4</text:span><text:span text:style-name="T23">. </text:span><text:span text:style-name="T22">Eventos</text:span></text:p>
      <text:list xml:id="list1697980467" text:style-name="WWNum4">
        <text:list-item>
          <text:p text:style-name="P30"><text:bookmark text:name="_ge43nvu7ywtj"/>Fechas</text:p>
        </text:list-item>
      </text:list>
      <text:p text:style-name="P21">Desde 19/10/2020 al 01/11/2020. Esta unidad se imparte junto con las unidades 5 y 6.</text:p>
      <text:p text:style-name="P21">La duración del conjunto de unidades es de 2 semanas (14 horas).</text:p>
      <text:list xml:id="list2729704663129" text:continue-numbering="true" text:style-name="WWNum4">
        <text:list-item>
          <text:p text:style-name="P30"><text:bookmark text:name="_4z7u29ivk38l"/>Conocimientos previos requeridos</text:p>
        </text:list-item>
      </text:list>
      <text:list xml:id="list1445489155" text:style-name="WWNum3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2728732557371" text:continue-list="list2729704663129" text:style-name="WWNum4">
        <text:list-item>
          <text:p text:style-name="P30"><text:bookmark text:name="_5jkjdtdhh7e"/>Objetivos</text:p>
        </text:list-item>
      </text:list>
      <text:list xml:id="list3344473238" text:style-name="WWNum1">
        <text:list-item>
          <text:p text:style-name="P23">Conocer el funcionamiento básico de Javascript.</text:p>
        </text:list-item>
        <text:list-item>
          <text:p text:style-name="P25">Ser capaz de ampliar el conjunto de instrucciones usadas mediante la visualización de ejemplos de código.</text:p>
        </text:list-item>
        <text:list-item>
          <text:p text:style-name="P27">Ser capaz de investigar en manuales o Internet para ampliar la base de instrucciones dada en el tema.</text:p>
        </text:list-item>
      </text:list>
      <text:list xml:id="list2730754227678" text:continue-list="list2728732557371" text:style-name="WWNum4">
        <text:list-item>
          <text:p text:style-name="P30"><text:bookmark text:name="_yi5niv80z62t"/>Contenidos</text:p>
        </text:list-item>
      </text:list>
      <text:p text:style-name="P21"><text:s/>1. Tipos de eventos</text:p>
      <text:p text:style-name="P21"><text:s/>2. Manejo de eventos</text:p>
      <text:list xml:id="list2730586075094" text:continue-numbering="true" text:style-name="WWNum4">
        <text:list-item>
          <text:p text:style-name="P30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2729500382236" text:continue-numbering="true" text:style-name="WWNum4">
        <text:list-item>
          <text:p text:style-name="P30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2729068287709" text:continue-numbering="true" text:style-name="WWNum4">
        <text:list-item>
          <text:p text:style-name="P29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3172643856" text:style-name="WWNum2">
        <text:list-item>
          <text:p text:style-name="P28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4</text:span><text:span text:style-name="MT1">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4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3" meta:word-count="331" meta:character-count="2047" meta:non-whitespace-character-count="1767"/>
    <meta:generator>LibreOfficeDev/6.0.5.2$Linux_X86_64 LibreOffice_project/</meta:generator>
  </office:meta>
</office:document-meta>
</file>